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c883" officeooo:paragraph-rsid="000dc883" style:font-size-asian="18pt" style:font-size-complex="18pt"/>
    </style:style>
    <style:style style:name="P2" style:family="paragraph" style:parent-style-name="Standard">
      <style:text-properties fo:font-size="18pt" officeooo:rsid="000dc883" officeooo:paragraph-rsid="000e8518" style:font-size-asian="18pt" style:font-size-complex="18pt"/>
    </style:style>
    <style:style style:name="P3" style:family="paragraph" style:parent-style-name="Standard">
      <style:text-properties fo:font-size="18pt" officeooo:rsid="000e8518" officeooo:paragraph-rsid="000e8518" style:font-size-asian="18pt" style:font-size-complex="18pt"/>
    </style:style>
    <style:style style:name="P4" style:family="paragraph" style:parent-style-name="Standard">
      <style:text-properties fo:font-size="18pt" officeooo:rsid="000f6420" officeooo:paragraph-rsid="000f6420" style:font-size-asian="18pt" style:font-size-complex="18pt"/>
    </style:style>
    <style:style style:name="P5" style:family="paragraph" style:parent-style-name="Standard">
      <style:text-properties fo:font-size="18pt" officeooo:rsid="000fa7a4" officeooo:paragraph-rsid="000fa7a4" style:font-size-asian="18pt" style:font-size-complex="18pt"/>
    </style:style>
    <style:style style:name="P6" style:family="paragraph" style:parent-style-name="Standard">
      <style:text-properties fo:font-size="18pt" officeooo:rsid="000fe8b8" officeooo:paragraph-rsid="000fe8b8" style:font-size-asian="18pt" style:font-size-complex="18pt"/>
    </style:style>
    <style:style style:name="P7" style:family="paragraph" style:parent-style-name="Standard">
      <style:text-properties fo:font-size="18pt" officeooo:rsid="001115b0" officeooo:paragraph-rsid="001115b0" style:font-size-asian="18pt" style:font-size-complex="18pt"/>
    </style:style>
    <style:style style:name="P8" style:family="paragraph" style:parent-style-name="Standard">
      <style:paragraph-properties style:line-height-at-least="0.609cm"/>
      <style:text-properties fo:color="#ffffff" style:font-name="Droid Sans Mono" fo:font-size="12.75pt" fo:font-weight="normal" fo:background-color="#193549"/>
    </style:style>
    <style:style style:name="P9" style:family="paragraph" style:parent-style-name="Standard">
      <style:text-properties fo:color="#ffffff" style:font-name="Droid Sans Mono" fo:font-size="12.75pt" fo:font-weight="normal" officeooo:rsid="000e8518" officeooo:paragraph-rsid="000e8518" fo:background-color="#193549" style:font-size-asian="18pt" style:font-size-complex="18pt"/>
    </style:style>
    <style:style style:name="P10" style:family="paragraph" style:parent-style-name="Standard">
      <style:text-properties fo:color="#ffffff" style:font-name="Droid Sans Mono" fo:font-size="12.75pt" fo:font-weight="normal" officeooo:rsid="000dc883" officeooo:paragraph-rsid="000e8518" fo:background-color="#193549" style:font-size-asian="18pt" style:font-size-complex="18pt"/>
    </style:style>
    <style:style style:name="P11" style:family="paragraph" style:parent-style-name="Standard">
      <style:text-properties fo:color="#ffffff" style:font-name="Droid Sans Mono" fo:font-size="12.75pt" fo:font-weight="normal" officeooo:rsid="000f6420" officeooo:paragraph-rsid="000f6420" fo:background-color="#193549" style:font-size-asian="18pt" style:font-size-complex="18pt"/>
    </style:style>
    <style:style style:name="P12" style:family="paragraph" style:parent-style-name="Standard">
      <style:text-properties fo:color="#ffffff" style:font-name="Droid Sans Mono" fo:font-size="12.75pt" fo:font-weight="normal" officeooo:rsid="000fa7a4" officeooo:paragraph-rsid="000fa7a4" fo:background-color="#193549" style:font-size-asian="18pt" style:font-size-complex="18pt"/>
    </style:style>
    <style:style style:name="P13" style:family="paragraph" style:parent-style-name="Standard">
      <style:text-properties fo:color="#ffffff" style:font-name="Droid Sans Mono" fo:font-size="12.75pt" fo:font-weight="normal" officeooo:rsid="000fe8b8" officeooo:paragraph-rsid="000fe8b8" fo:background-color="#193549" style:font-size-asian="18pt" style:font-size-complex="18pt"/>
    </style:style>
    <style:style style:name="P14" style:family="paragraph" style:parent-style-name="Standard">
      <style:text-properties fo:color="#ffffff" style:font-name="Droid Sans Mono" fo:font-size="12.75pt" fo:font-weight="normal" officeooo:rsid="001115b0" officeooo:paragraph-rsid="001115b0" fo:background-color="#193549" style:font-size-asian="18pt" style:font-size-complex="18pt"/>
    </style:style>
    <style:style style:name="P15" style:family="paragraph" style:parent-style-name="Standard">
      <style:text-properties fo:color="#ffffff" style:font-name="Droid Sans Mono" fo:font-size="12.75pt" style:text-underline-style="solid" style:text-underline-width="auto" style:text-underline-color="font-color" fo:font-weight="normal" officeooo:rsid="000e8518" officeooo:paragraph-rsid="000e8518" fo:background-color="#193549" style:font-size-asian="18pt" style:font-size-complex="18pt"/>
    </style:style>
    <style:style style:name="P16" style:family="paragraph" style:parent-style-name="Standard">
      <style:paragraph-properties style:line-height-at-least="0.609cm"/>
      <style:text-properties fo:color="#e1efff" style:font-name="Droid Sans Mono" fo:font-size="12.75pt" fo:font-weight="normal" fo:background-color="#193549"/>
    </style:style>
    <style:style style:name="P17" style:family="paragraph" style:parent-style-name="Standard">
      <style:paragraph-properties style:line-height-at-least="0.609cm"/>
    </style:style>
    <style:style style:name="T1" style:family="text">
      <style:text-properties officeooo:rsid="000e8518"/>
    </style:style>
    <style:style style:name="T2" style:family="text">
      <style:text-properties fo:color="#ffc600"/>
    </style:style>
    <style:style style:name="T3" style:family="text">
      <style:text-properties fo:color="#ffc600" fo:font-style="italic"/>
    </style:style>
    <style:style style:name="T4" style:family="text">
      <style:text-properties fo:color="#9effff"/>
    </style:style>
    <style:style style:name="T5" style:family="text">
      <style:text-properties fo:color="#e1efff"/>
    </style:style>
    <style:style style:name="T6" style:family="text">
      <style:text-properties fo:color="#92fc79"/>
    </style:style>
    <style:style style:name="T7" style:family="text">
      <style:text-properties fo:color="#a5ff90"/>
    </style:style>
    <style:style style:name="T8" style:family="text">
      <style:text-properties fo:color="#ff68b8" fo:font-style="italic"/>
    </style:style>
    <style:style style:name="T9" style:family="text">
      <style:text-properties fo:color="#80ffbb"/>
    </style:style>
    <style:style style:name="T10" style:family="text">
      <style:text-properties fo:color="#fb94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the client app with angular</text:p>
      <text:p text:style-name="P1"/>
      <text:p text:style-name="P1">Apres la creation du projet :</text:p>
      <text:p text:style-name="P1"/>
      <text:p text:style-name="P1">On cree nos component</text:p>
      <text:p text:style-name="P1">=&gt; ng g c components/nom_component</text:p>
      <text:p text:style-name="P1"/>
      <text:p text:style-name="P1">On cree nos service</text:p>
      <text:p text:style-name="P1">=&gt; ng g s service/employee</text:p>
      <text:p text:style-name="P1"/>
      <text:p text:style-name="P1">On cree nos routres pour naviger vers les pages</text:p>
      <text:p text:style-name="P3">Dans app.module.ts on incluse</text:p>
      <text:p text:style-name="P9"><text:span text:style-name="T2">import</text:span><text:span text:style-name="T4"> </text:span><text:span text:style-name="T5">{</text:span><text:span text:style-name="T4"> </text:span><text:span text:style-name="T5">RouterModule,</text:span><text:span text:style-name="T4"> </text:span><text:span text:style-name="T5">Routes</text:span><text:span text:style-name="T4"> </text:span><text:span text:style-name="T5">}</text:span><text:span text:style-name="T4"> </text:span><text:span text:style-name="T2">from</text:span><text:span text:style-name="T4"> </text:span><text:span text:style-name="T6">'</text:span><text:span text:style-name="T7">@angular/router</text:span><text:span text:style-name="T6">'</text:span><text:span text:style-name="T5">;</text:span></text:p>
      <text:p text:style-name="P8"/>
      <text:p text:style-name="P15"/>
      <text:p text:style-name="P8"/>
      <text:p text:style-name="P2"><text:span text:style-name="T1">Toujour dans app.module.ts</text:span></text:p>
      <text:p text:style-name="P2"/>
      <text:p text:style-name="P10"><text:span text:style-name="T2">const</text:span><text:span text:style-name="T4"> </text:span>appRoutes<text:span text:style-name="T2">:</text:span><text:span text:style-name="T4"> </text:span><text:span text:style-name="T8">Routes</text:span><text:span text:style-name="T4"> </text:span><text:span text:style-name="T2">=</text:span><text:span text:style-name="T4"> </text:span><text:span text:style-name="T5">[</text:span></text:p>
      <text:p text:style-name="P8"><text:span text:style-name="T5">{</text:span><text:span text:style-name="T4">path</text:span><text:span text:style-name="T5">:</text:span><text:span text:style-name="T4"> </text:span><text:span text:style-name="T6">''</text:span><text:span text:style-name="T5">,</text:span><text:span text:style-name="T2">component</text:span><text:span text:style-name="T5">:</text:span><text:span text:style-name="T2">EmployeesComponent</text:span><text:span text:style-name="T5">}</text:span></text:p>
      <text:p text:style-name="P16">];</text:p>
      <text:p text:style-name="P2"/>
      <text:p text:style-name="P4">Add this</text:p>
      <text:p text:style-name="P4"/>
      <text:p text:style-name="P11"><text:span text:style-name="T4">imports</text:span><text:span text:style-name="T5">:</text:span><text:span text:style-name="T4"> </text:span><text:span text:style-name="T5">[</text:span></text:p>
      <text:p text:style-name="P8"><text:span text:style-name="T2">BrowserModule</text:span><text:span text:style-name="T5">,</text:span></text:p>
      <text:p text:style-name="P8"><text:span text:style-name="T2">RouterModule</text:span><text:span text:style-name="T5">.</text:span><text:span text:style-name="T2">forRoot</text:span><text:span text:style-name="T5">(</text:span>appRoutes<text:span text:style-name="T5">)</text:span></text:p>
      <text:p text:style-name="P16">],</text:p>
      <text:p text:style-name="P4"/>
      <text:p text:style-name="P4">Dans employee.service.ts</text:p>
      <text:p text:style-name="P4">On importe</text:p>
      <text:p text:style-name="P11"><text:span text:style-name="T2">import</text:span><text:span text:style-name="T4"> </text:span><text:span text:style-name="T5">{</text:span><text:span text:style-name="T4"> </text:span><text:span text:style-name="T5">HttpClient</text:span><text:span text:style-name="T4"> </text:span><text:span text:style-name="T5">}</text:span><text:span text:style-name="T4"> </text:span><text:span text:style-name="T2">from</text:span><text:span text:style-name="T4"> </text:span><text:span text:style-name="T6">'</text:span><text:span text:style-name="T7">@angular/common/http</text:span><text:span text:style-name="T6">'</text:span><text:span text:style-name="T5">;</text:span></text:p>
      <text:p text:style-name="P8"/>
      <text:p text:style-name="P4"/>
      <text:p text:style-name="P4">Dans le constructor on met le param</text:p>
      <text:p text:style-name="P4"/>
      <text:p text:style-name="P11"><text:span text:style-name="T3">private</text:span><text:span text:style-name="T4"> </text:span><text:span text:style-name="T5">HttpClient</text:span><text:span text:style-name="T2">:</text:span><text:span text:style-name="T9">HttpClient </text:span></text:p>
      <text:p text:style-name="P11"><text:span text:style-name="T9"/></text:p>
      <text:p text:style-name="P5"><text:soft-page-break/>Dans emmp service add this function</text:p>
      <text:p text:style-name="P5"/>
      <text:p text:style-name="P12"><text:span text:style-name="T2">getemployees</text:span><text:span text:style-name="T5">(){</text:span></text:p>
      <text:p text:style-name="P8"><text:span text:style-name="T2">return</text:span><text:span text:style-name="T4"> </text:span><text:span text:style-name="T10">this</text:span><text:span text:style-name="T5">.</text:span><text:span text:style-name="T4">HttpClient</text:span><text:span text:style-name="T5">.</text:span><text:span text:style-name="T2">get</text:span><text:span text:style-name="T5">(</text:span><text:span text:style-name="T6">'</text:span><text:span text:style-name="T7">http://127.0.0.1:8000/api/employees</text:span><text:span text:style-name="T6">'</text:span><text:span text:style-name="T5">);</text:span></text:p>
      <text:p text:style-name="P16">}</text:p>
      <text:p text:style-name="P5"/>
      <text:p text:style-name="P5">Affter that remove the component.html</text:p>
      <text:p text:style-name="P5"/>
      <text:p text:style-name="P5">and add the link rel css to index.html</text:p>
      <text:p text:style-name="P5"/>
      <text:p text:style-name="P6">In app.commponent.html we add this</text:p>
      <text:p text:style-name="P6"/>
      <text:p text:style-name="P13"><text:span text:style-name="T5">&lt;</text:span><text:span text:style-name="T4">div </text:span><text:span text:style-name="T3">class</text:span><text:span text:style-name="T5">=</text:span><text:span text:style-name="T6">"</text:span><text:span text:style-name="T7">container</text:span><text:span text:style-name="T6">"</text:span><text:span text:style-name="T5">&gt;</text:span></text:p>
      <text:p text:style-name="P8"><text:span text:style-name="T5">&lt;</text:span><text:span text:style-name="T4">router-outlet</text:span><text:span text:style-name="T5">&gt;</text:span></text:p>
      <text:p text:style-name="P17"/>
      <text:p text:style-name="P8"><text:span text:style-name="T5">&lt;/</text:span><text:span text:style-name="T4">router-outlet</text:span><text:span text:style-name="T5">&gt;</text:span></text:p>
      <text:p text:style-name="P8"><text:span text:style-name="T5">&lt;/</text:span><text:span text:style-name="T4">div</text:span><text:span text:style-name="T5">&gt;</text:span></text:p>
      <text:p text:style-name="P6"/>
      <text:p text:style-name="P5"/>
      <text:p text:style-name="P5"/>
      <text:p text:style-name="P7">In appModul.ts add</text:p>
      <text:p text:style-name="P7"/>
      <text:p text:style-name="P14"><text:span text:style-name="T2">import</text:span><text:span text:style-name="T4"> </text:span><text:span text:style-name="T5">{HttpClientModule}</text:span><text:span text:style-name="T4"> </text:span><text:span text:style-name="T2">from</text:span><text:span text:style-name="T4"> </text:span><text:span text:style-name="T6">'</text:span><text:span text:style-name="T7">@angular/common/http</text:span><text:span text:style-name="T6">'</text:span><text:span text:style-name="T5">;</text:span></text:p>
      <text:p text:style-name="P8"/>
      <text:p text:style-name="P7">ng g class models/Employe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7:29:05.176838374</meta:creation-date>
    <dc:date>2021-06-06T23:59:41.093730948</dc:date>
    <meta:editing-duration>PT2H43M23S</meta:editing-duration>
    <meta:editing-cycles>1</meta:editing-cycles>
    <meta:document-statistic meta:table-count="0" meta:image-count="0" meta:object-count="0" meta:page-count="2" meta:paragraph-count="37" meta:word-count="131" meta:character-count="985" meta:non-whitespace-character-count="890"/>
    <meta:generator>LibreOffice/6.4.7.2$Linux_X86_64 LibreOffice_project/40$Build-2</meta:generator>
  </office:meta>
</office:document-meta>
</file>